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9257" officeooo:paragraph-rsid="001992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laman yang mengambil data dari variabel adalah halaman Profile dan Halaman News.</text:p>
      <text:p text:style-name="P1"/>
      <text:p text:style-name="P1">Di Profile dan News, akan dilindungi dengan halaman SignIn.</text:p>
      <text:p text:style-name="P1"/>
      <text:p text:style-name="P1">Profile membutuhkan islogin, username, password dari global</text:p>
      <text:p text:style-name="P1"/>
      <text:p text:style-name="P1">News membutuhkan islogin, listnews (untuk yang 5 berita yang di kiri), dan listnews1 (untuk list berita dengan kolom besar, dan menampilkan hasil search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09:22:07.576756724</meta:creation-date>
    <meta:editing-duration>PT11M42S</meta:editing-duration>
    <meta:editing-cycles>3</meta:editing-cycles>
    <meta:generator>LibreOffice/6.0.7.3$Linux_X86_64 LibreOffice_project/00m0$Build-3</meta:generator>
    <dc:date>2019-03-13T22:47:26.234546459</dc:date>
    <meta:document-statistic meta:table-count="0" meta:image-count="0" meta:object-count="0" meta:page-count="1" meta:paragraph-count="4" meta:word-count="51" meta:character-count="353" meta:non-whitespace-character-count="306"/>
  </office:meta>
</office:document-meta>
</file>